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rincipalProvider.clear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incipalProvider.addToCache( Principal princip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incipalProvider.getPrincipal( String principal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PrincipalProvider.checkInitializ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PrincipalProvider.init( Propertie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PrincipalProvider.AbstractPrincipal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PrincipalProvid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